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100000351F33AB2C8A86F3C62.png" manifest:media-type="image/png"/>
  <manifest:file-entry manifest:full-path="Pictures/10000001000006B100000351A61C88BD3D6B5896.png" manifest:media-type="image/png"/>
  <manifest:file-entry manifest:full-path="Pictures/10000001000006B100000351C92DEBF1980D9E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71a" officeooo:paragraph-rsid="0012b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S <text:line-break/><text:line-break/><draw:frame draw:style-name="fr1" draw:name="Figura1" text:anchor-type="char" svg:x="-0.91cm" svg:y="0.912cm" svg:width="13.33cm" svg:height="6.606cm" draw:z-index="0"><draw:image xlink:href="Pictures/10000001000006B100000351C92DEBF1980D9E17.png" xlink:type="simple" xlink:show="embed" xlink:actuate="onLoad" draw:mime-type="image/png"/></draw:frame><draw:frame draw:style-name="fr1" draw:name="Figura2" text:anchor-type="char" svg:x="-0.589cm" svg:y="7.818cm" svg:width="14.36cm" svg:height="7.116cm" draw:z-index="1"><draw:image xlink:href="Pictures/10000001000006B100000351A61C88BD3D6B5896.png" xlink:type="simple" xlink:show="embed" xlink:actuate="onLoad" draw:mime-type="image/png"/></draw:frame><draw:frame draw:style-name="fr1" draw:name="Figura3" text:anchor-type="char" svg:x="-1.205cm" svg:y="15.214cm" svg:width="12.566cm" svg:height="6.227cm" draw:z-index="2"><draw:image xlink:href="Pictures/10000001000006B100000351F33AB2C8A86F3C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0:29:30.931815167</meta:creation-date>
    <dc:date>2024-08-11T10:34:06.301416189</dc:date>
    <meta:editing-duration>PT4M35S</meta:editing-duration>
    <meta:editing-cycles>1</meta:editing-cycles>
    <meta:document-statistic meta:table-count="0" meta:image-count="3" meta:object-count="0" meta:page-count="1" meta:paragraph-count="1" meta:word-count="1" meta:character-count="8" meta:non-whitespace-character-count="5"/>
    <meta:generator>LibreOffice/7.3.7.2$Linux_X86_64 LibreOffice_project/30$Build-2</meta:generator>
  </office:meta>
</office:document-meta>
</file>